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Fine_20_Dashed" svg:stroke-width="0.035cm" draw:marker-start-width="0.252cm" draw:marker-end-width="0.252cm" draw:fill="none" draw:textarea-horizontal-align="justify" draw:textarea-vertical-align="middle" draw:auto-grow-height="false" fo:min-height="23.616cm" fo:min-width="17.666cm" fo:padding-top="0.142cm" fo:padding-bottom="0.142cm" fo:padding-left="0.267cm" fo:padding-right="0.267cm"/>
    </style:style>
    <style:style style:name="gr2" style:family="graphic" style:parent-style-name="standard">
      <style:graphic-properties svg:stroke-width="0.028cm" svg:stroke-color="#000000" draw:marker-start-width="0.242cm" draw:marker-end-width="0.242cm" draw:fill-color="#cccccc" draw:textarea-horizontal-align="justify" draw:textarea-vertical-align="middle" draw:auto-grow-height="false" fo:min-height="0.35cm" fo:min-width="0cm" fo:padding-top="0.139cm" fo:padding-bottom="0.139cm" fo:padding-left="0.264cm" fo:padding-right="0.264cm"/>
    </style:style>
    <style:style style:name="gr3" style:family="graphic" style:parent-style-name="standard">
      <style:graphic-properties draw:stroke="none" svg:stroke-color="#000000" draw:fill="none" draw:fill-color="#ffffff" fo:min-height="0.697cm"/>
    </style:style>
    <style:style style:name="gr4" style:family="graphic" style:parent-style-name="standard">
      <style:graphic-properties svg:stroke-width="0.028cm" svg:stroke-color="#000000" draw:marker-start-width="0.242cm" draw:marker-end-width="0.242cm" draw:fill-color="#cccccc" draw:textarea-horizontal-align="justify" draw:textarea-vertical-align="middle" draw:auto-grow-height="false" fo:min-height="0.35cm" fo:min-width="2.5cm" fo:padding-top="0.139cm" fo:padding-bottom="0.139cm" fo:padding-left="0.264cm" fo:padding-right="0.264cm"/>
    </style:style>
    <style:style style:name="gr5" style:family="graphic" style:parent-style-name="standard">
      <style:graphic-properties draw:stroke="none" svg:stroke-color="#000000" draw:fill="none" draw:fill-color="#ffffff" fo:min-height="0.391cm"/>
    </style:style>
    <style:style style:name="gr6" style:family="graphic" style:parent-style-name="standard">
      <style:graphic-properties svg:stroke-width="0.028cm" svg:stroke-color="#000000" draw:marker-start-width="0.242cm" draw:marker-end-width="0.242cm" draw:fill-color="#dddddd" draw:textarea-horizontal-align="justify" draw:textarea-vertical-align="middle" draw:auto-grow-height="false" fo:min-height="0.722cm" fo:min-width="6.472cm" fo:padding-top="0.139cm" fo:padding-bottom="0.139cm" fo:padding-left="0.264cm" fo:padding-right="0.264cm"/>
    </style:style>
    <style:style style:name="gr7" style:family="graphic" style:parent-style-name="objectwithoutfill">
      <style:graphic-properties draw:stroke="dash" draw:stroke-dash="Fine_20_Dashed" svg:stroke-width="0.028cm" draw:marker-start-width="0.242cm" draw:marker-end="Symmetric_20_Arrow" draw:marker-end-width="0.342cm" draw:fill="none" draw:textarea-vertical-align="middle" fo:padding-top="0.139cm" fo:padding-bottom="0.139cm" fo:padding-left="0.264cm" fo:padding-right="0.264cm"/>
    </style:style>
    <style:style style:name="gr8" style:family="graphic" style:parent-style-name="standard">
      <style:graphic-properties svg:stroke-width="0.028cm" svg:stroke-color="#000000" draw:marker-start-width="0.242cm" draw:marker-end-width="0.242cm" draw:fill-color="#dddddd" draw:textarea-horizontal-align="justify" draw:textarea-vertical-align="middle" draw:auto-grow-height="false" fo:min-height="1.122cm" fo:min-width="6.472cm" fo:padding-top="0.139cm" fo:padding-bottom="0.139cm" fo:padding-left="0.264cm" fo:padding-right="0.264cm"/>
    </style:style>
    <style:style style:name="gr9" style:family="graphic" style:parent-style-name="standard">
      <style:graphic-properties svg:stroke-width="0.028cm" svg:stroke-color="#000000" draw:marker-start-width="0.242cm" draw:marker-end-width="0.242cm" draw:fill-color="#dddddd" draw:textarea-horizontal-align="justify" draw:textarea-vertical-align="middle" draw:auto-grow-height="false" fo:min-height="0.5cm" fo:min-width="1.201cm" fo:padding-top="0.139cm" fo:padding-bottom="0.139cm" fo:padding-left="0.264cm" fo:padding-right="0.264cm"/>
    </style:style>
    <style:style style:name="gr10" style:family="graphic" style:parent-style-name="standard">
      <style:graphic-properties draw:stroke="none" draw:fill="none" fo:min-height="1.393cm"/>
    </style:style>
    <style:style style:name="gr11" style:family="graphic" style:parent-style-name="objectwithoutfill">
      <style:graphic-properties draw:stroke="solid" draw:stroke-dash="Fine_20_Dashed" svg:stroke-width="0.028cm" draw:marker-start-width="0.242cm" draw:marker-end="Symmetric_20_Arrow" draw:marker-end-width="0.342cm" draw:fill="none" draw:textarea-vertical-align="middle" fo:padding-top="0.139cm" fo:padding-bottom="0.139cm" fo:padding-left="0.264cm" fo:padding-right="0.264cm"/>
    </style:style>
    <style:style style:name="gr12" style:family="graphic" style:parent-style-name="standard">
      <style:graphic-properties draw:stroke="none" draw:fill="none" fo:min-height="0.35cm"/>
    </style:style>
    <style:style style:name="gr13" style:family="graphic" style:parent-style-name="objectwithoutfill">
      <style:graphic-properties svg:stroke-width="0.028cm" draw:marker-start-width="0.242cm" draw:marker-end="Symmetric_20_Arrow" draw:marker-end-width="0.342cm" draw:fill="none" draw:textarea-vertical-align="middle" fo:padding-top="0.139cm" fo:padding-bottom="0.139cm" fo:padding-left="0.264cm" fo:padding-right="0.264cm"/>
    </style:style>
    <style:style style:name="gr14" style:family="graphic" style:parent-style-name="objectwithoutfill">
      <style:graphic-properties draw:stroke="dash" draw:stroke-dash="Fine_20_Dashed" svg:stroke-width="0.028cm" draw:marker-start="Symmetric_20_Arrow" draw:marker-start-width="0.242cm" draw:marker-end="" draw:marker-end-width="0.342cm" draw:fill="none" draw:textarea-vertical-align="middle" fo:padding-top="0.139cm" fo:padding-bottom="0.139cm" fo:padding-left="0.264cm" fo:padding-right="0.264cm"/>
    </style:style>
    <style:style style:name="gr15" style:family="graphic" style:parent-style-name="standard">
      <style:graphic-properties draw:stroke="none" draw:fill="none" fo:min-height="0.273cm"/>
    </style:style>
    <style:style style:name="gr16" style:family="graphic" style:parent-style-name="objectwithoutfill">
      <style:graphic-properties svg:stroke-width="0.028cm" draw:marker-start-width="0.242cm" draw:marker-end="" draw:marker-end-width="0.342cm" draw:fill="none" draw:textarea-vertical-align="middle" fo:padding-top="0.139cm" fo:padding-bottom="0.139cm" fo:padding-left="0.264cm" fo:padding-right="0.264cm"/>
    </style:style>
    <style:style style:name="gr17" style:family="graphic" style:parent-style-name="objectwithoutfill">
      <style:graphic-properties draw:stroke="dash" draw:stroke-dash="Ultrafine_20_Dashed" svg:stroke-width="0.028cm" draw:marker-start-width="0.242cm" draw:marker-end="" draw:marker-end-width="0.342cm" draw:fill="none" draw:textarea-vertical-align="middle" fo:padding-top="0.139cm" fo:padding-bottom="0.139cm" fo:padding-left="0.264cm" fo:padding-right="0.264cm"/>
    </style:style>
    <style:style style:name="gr18" style:family="graphic" style:parent-style-name="standard">
      <style:graphic-properties svg:stroke-width="0.028cm" svg:stroke-color="#000000" draw:marker-start-width="0.242cm" draw:marker-end-width="0.242cm" draw:fill-color="#eeeeee" draw:textarea-horizontal-align="justify" draw:textarea-vertical-align="middle" draw:auto-grow-height="false" fo:min-height="0.146cm" fo:min-width="1.876cm" fo:padding-top="0.139cm" fo:padding-bottom="0.139cm" fo:padding-left="0.264cm" fo:padding-right="0.264cm"/>
    </style:style>
    <style:style style:name="gr19" style:family="graphic" style:parent-style-name="standard">
      <style:graphic-properties draw:stroke="none" svg:stroke-color="#000000" draw:fill="none" draw:fill-color="#ffffff" fo:min-height="0.471cm"/>
    </style:style>
    <style:style style:name="gr20" style:family="graphic" style:parent-style-name="standard">
      <style:graphic-properties svg:stroke-width="0.035cm" draw:marker-start-width="0.252cm" draw:marker-end-width="0.252cm" draw:fill="none" draw:textarea-horizontal-align="justify" draw:textarea-vertical-align="middle" draw:auto-grow-height="false" fo:min-height="24.616cm" fo:min-width="22.966cm" fo:padding-top="0.142cm" fo:padding-bottom="0.142cm" fo:padding-left="0.267cm" fo:padding-right="0.267cm"/>
    </style:style>
    <style:style style:name="gr21" style:family="graphic" style:parent-style-name="standard">
      <style:graphic-properties svg:stroke-width="0.028cm" svg:stroke-color="#000000" draw:marker-start-width="0.242cm" draw:marker-end-width="0.242cm" draw:fill-color="#dddddd" draw:textarea-horizontal-align="justify" draw:textarea-vertical-align="middle" draw:auto-grow-height="false" fo:min-height="0.922cm" fo:min-width="6.472cm" fo:padding-top="0.139cm" fo:padding-bottom="0.139cm" fo:padding-left="0.264cm" fo:padding-right="0.264cm"/>
    </style:style>
    <style:style style:name="gr22" style:family="graphic" style:parent-style-name="standard">
      <style:graphic-properties svg:stroke-width="0.028cm" svg:stroke-color="#000000" draw:marker-start-width="0.242cm" draw:marker-end-width="0.242cm" draw:fill-color="#dddddd" draw:textarea-horizontal-align="justify" draw:textarea-vertical-align="middle" draw:auto-grow-height="false" fo:min-height="2.022cm" fo:min-width="6.472cm" fo:padding-top="0.139cm" fo:padding-bottom="0.139cm" fo:padding-left="0.264cm" fo:padding-right="0.264cm"/>
    </style:style>
    <style:style style:name="gr23" style:family="graphic" style:parent-style-name="standard">
      <style:graphic-properties svg:stroke-width="0.028cm" svg:stroke-color="#000000" draw:marker-start-width="0.242cm" draw:marker-end-width="0.242cm" draw:fill-color="#cccccc" draw:textarea-horizontal-align="justify" draw:textarea-vertical-align="middle" draw:auto-grow-height="false" fo:min-height="0.322cm" fo:min-width="0cm" fo:padding-top="0.139cm" fo:padding-bottom="0.139cm" fo:padding-left="0.264cm" fo:padding-right="0.264cm"/>
    </style:style>
    <style:style style:name="gr24" style:family="graphic" style:parent-style-name="standard">
      <style:graphic-properties svg:stroke-width="0.028cm" svg:stroke-color="#000000" draw:marker-start-width="0.242cm" draw:marker-end-width="0.242cm" draw:fill-color="#cccccc" draw:textarea-horizontal-align="justify" draw:textarea-vertical-align="middle" draw:auto-grow-height="false" fo:min-height="0.322cm" fo:min-width="2.472cm" fo:padding-top="0.139cm" fo:padding-bottom="0.139cm" fo:padding-left="0.264cm" fo:padding-right="0.264cm"/>
    </style:style>
    <style:style style:name="gr25" style:family="graphic" style:parent-style-name="standard">
      <style:graphic-properties svg:stroke-width="0.028cm" svg:stroke-color="#000000" draw:marker-start-width="0.242cm" draw:marker-end-width="0.242cm" draw:fill-color="#dddddd" draw:textarea-horizontal-align="justify" draw:textarea-vertical-align="middle" draw:auto-grow-height="false" fo:min-height="0.472cm" fo:min-width="1.173cm" fo:padding-top="0.139cm" fo:padding-bottom="0.139cm" fo:padding-left="0.264cm" fo:padding-right="0.264cm"/>
    </style:style>
    <style:style style:name="gr26" style:family="graphic" style:parent-style-name="standard">
      <style:graphic-properties svg:stroke-width="0.035cm" draw:marker-start-width="0.252cm" draw:marker-end-width="0.252cm" draw:fill="none" draw:textarea-horizontal-align="justify" draw:textarea-vertical-align="middle" draw:auto-grow-height="false" fo:min-height="16.507cm" fo:min-width="22.966cm" fo:padding-top="0.142cm" fo:padding-bottom="0.142cm" fo:padding-left="0.267cm" fo:padding-right="0.267cm"/>
    </style:style>
    <style:style style:name="gr27" style:family="graphic" style:parent-style-name="standard">
      <style:graphic-properties draw:stroke="dash" draw:stroke-dash="Fine_20_Dashed" svg:stroke-width="0.035cm" draw:marker-start-width="0.252cm" draw:marker-end-width="0.252cm" draw:fill="none" draw:textarea-horizontal-align="justify" draw:textarea-vertical-align="middle" draw:auto-grow-height="false" fo:min-height="15.416cm" fo:min-width="17.666cm" fo:padding-top="0.142cm" fo:padding-bottom="0.142cm" fo:padding-left="0.267cm" fo:padding-right="0.267cm"/>
    </style:style>
    <style:style style:name="P1" style:family="paragraph">
      <loext:graphic-properties draw:fill="none"/>
      <style:paragraph-properties fo:text-align="center"/>
      <style:text-properties fo:language="cs" fo:country="CZ"/>
    </style:style>
    <style:style style:name="P2" style:family="paragraph">
      <loext:graphic-properties draw:fill-color="#cccccc"/>
      <style:paragraph-properties fo:text-align="center"/>
      <style:text-properties fo:language="cs" fo:country="CZ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font-size="10pt" fo:language="cs" fo:country="CZ" style:font-size-asian="10pt" style:font-size-complex="10pt"/>
    </style:style>
    <style:style style:name="P5" style:family="paragraph">
      <style:paragraph-properties fo:text-align="start"/>
    </style:style>
    <style:style style:name="P6" style:family="paragraph">
      <loext:graphic-properties draw:fill="none" draw:fill-color="#ffffff"/>
      <style:paragraph-properties fo:text-align="start"/>
      <style:text-properties fo:font-size="10pt" fo:language="cs" fo:country="CZ" style:font-size-asian="10pt" style:font-size-complex="10pt"/>
    </style:style>
    <style:style style:name="P7" style:family="paragraph">
      <style:paragraph-properties fo:margin-top="0.2cm" fo:margin-bottom="0cm" fo:text-align="center"/>
    </style:style>
    <style:style style:name="P8" style:family="paragraph">
      <style:paragraph-properties fo:margin-top="0.1cm" fo:margin-bottom="0cm" fo:text-align="center"/>
    </style:style>
    <style:style style:name="P9" style:family="paragraph">
      <loext:graphic-properties draw:fill-color="#dddddd"/>
      <style:paragraph-properties fo:text-align="center"/>
      <style:text-properties fo:font-size="10pt" style:font-size-asian="10pt" style:font-size-complex="10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-color="#dddddd"/>
      <style:paragraph-properties fo:margin-top="0.2cm" fo:margin-bottom="0cm" fo:text-align="center"/>
      <style:text-properties fo:font-size="10pt" style:font-size-asian="10pt" style:font-size-complex="10pt"/>
    </style:style>
    <style:style style:name="P12" style:family="paragraph">
      <loext:graphic-properties draw:fill-color="#dddddd"/>
      <style:paragraph-properties fo:text-align="center"/>
    </style:style>
    <style:style style:name="P13" style:family="paragraph">
      <loext:graphic-properties draw:fill="none"/>
      <style:paragraph-properties fo:margin-top="0.2cm" fo:margin-bottom="0cm" fo:text-align="center"/>
      <style:text-properties fo:font-size="22pt" style:font-size-asian="22pt" style:font-size-complex="22pt"/>
    </style:style>
    <style:style style:name="P14" style:family="paragraph">
      <loext:graphic-properties draw:fill="none"/>
      <style:paragraph-properties fo:margin-top="0.2cm" fo:margin-bottom="0cm" fo:text-align="center"/>
    </style:style>
    <style:style style:name="P15" style:family="paragraph">
      <style:paragraph-properties fo:margin-top="0.2cm" fo:margin-bottom="0cm" fo:text-align="start"/>
    </style:style>
    <style:style style:name="P16" style:family="paragraph">
      <loext:graphic-properties draw:fill="none"/>
      <style:paragraph-properties fo:margin-top="0.2cm" fo:margin-bottom="0cm" fo:text-align="start"/>
      <style:text-properties fo:color="#009900"/>
    </style:style>
    <style:style style:name="P17" style:family="paragraph">
      <loext:graphic-properties draw:fill-color="#dddddd"/>
      <style:paragraph-properties fo:margin-top="0.1cm" fo:margin-bottom="0cm" fo:text-align="center"/>
      <style:text-properties fo:font-size="10pt" style:font-size-asian="10pt" style:font-size-complex="10pt"/>
    </style:style>
    <style:style style:name="P18" style:family="paragraph">
      <loext:graphic-properties draw:fill-color="#eeeeee"/>
      <style:paragraph-properties fo:text-align="center"/>
      <style:text-properties fo:font-size="10pt" style:font-size-asian="10pt" style:font-size-complex="10pt"/>
    </style:style>
    <style:style style:name="P19" style:family="paragraph">
      <loext:graphic-properties draw:fill="none" draw:fill-color="#ffffff"/>
      <style:paragraph-properties fo:text-align="center"/>
      <style:text-properties fo:font-size="10pt" fo:language="cs" fo:country="CZ" fo:font-weight="bold" style:font-size-asian="10pt" style:font-weight-asian="bold" style:font-size-complex="10pt" style:font-weight-complex="bold"/>
    </style:style>
    <style:style style:name="P20" style:family="paragraph">
      <style:paragraph-properties fo:margin-top="0.05cm" fo:margin-bottom="0cm" fo:text-align="center"/>
    </style:style>
    <style:style style:name="T1" style:family="text">
      <style:text-properties fo:font-size="9pt" fo:language="cs" fo:country="CZ" style:font-size-asian="9pt" style:font-size-complex="9pt"/>
    </style:style>
    <style:style style:name="T2" style:family="text">
      <style:text-properties fo:font-size="10pt" fo:language="cs" fo:country="CZ" fo:font-weight="bold" style:font-size-asian="10pt" style:font-weight-asian="bold" style:font-size-complex="10pt" style:font-weight-complex="bold"/>
    </style:style>
    <style:style style:name="T3" style:family="text">
      <style:text-properties fo:font-size="10pt" fo:language="cs" fo:country="CZ" fo:font-weight="normal" style:font-size-asian="10pt" style:font-weight-asian="normal" style:font-size-complex="10pt" style:font-weight-complex="normal"/>
    </style:style>
    <style:style style:name="T4" style:family="text">
      <style:text-properties fo:font-size="10pt" fo:language="cs" fo:country="CZ" style:font-size-asian="10pt" style:font-size-complex="10pt"/>
    </style:style>
    <style:style style:name="T5" style:family="text">
      <style:text-properties fo:font-size="9pt" style:font-size-asian="9pt" style:font-size-complex="9pt"/>
    </style:style>
    <style:style style:name="T6" style:family="text">
      <style:text-properties fo:font-size="9pt" fo:font-style="italic" style:font-size-asian="9pt" style:font-style-asian="italic" style:font-size-complex="9pt" style:font-style-complex="italic"/>
    </style:style>
    <style:style style:name="T7" style:family="text">
      <style:text-properties fo:font-size="7pt" style:font-size-asian="7pt" style:font-size-complex="7pt"/>
    </style:style>
    <style:style style:name="T8" style:family="text">
      <style:text-properties fo:color="#009900" fo:font-size="9pt" style:font-size-asian="9pt" style:font-size-complex="9pt"/>
    </style:style>
    <style:style style:name="T9" style:family="text">
      <style:text-properties fo:color="#009900" fo:font-size="7pt" style:font-size-asian="7pt" style:font-size-complex="7pt"/>
    </style:style>
    <style:style style:name="T10" style:family="text">
      <style:text-properties fo:color="#009900" fo:font-size="7pt" fo:font-style="italic" style:font-size-asian="7pt" style:font-style-asian="italic" style:font-size-complex="7pt" style:font-style-complex="italic"/>
    </style:style>
    <style:style style:name="T11" style:family="text">
      <style:text-properties fo:font-size="9pt" fo:font-style="normal" style:font-size-asian="9pt" style:font-style-asian="normal" style:font-size-complex="9pt" style:font-style-complex="normal"/>
    </style:style>
    <style:style style:name="T12" style:family="text">
      <style:text-properties fo:font-size="7pt" fo:font-style="italic" style:font-size-asian="7pt" style:font-style-asian="italic" style:font-size-complex="7pt" style:font-style-complex="italic"/>
    </style:style>
    <style:style style:name="T13" style:family="text">
      <style:text-properties fo:font-size="7pt" fo:font-style="normal" style:font-size-asian="7pt" style:font-style-asian="normal" style:font-size-complex="7pt" style:font-style-complex="normal"/>
    </style:style>
    <style:style style:name="T14" style:family="text">
      <style:text-properties fo:font-size="10pt" style:font-size-asian="10pt" style:font-size-complex="10pt"/>
    </style:style>
    <style:style style:name="T15" style:family="text">
      <style:text-properties fo:font-size="10pt" fo:font-style="italic" style:font-size-asian="10pt" style:font-style-asian="italic" style:font-size-complex="10pt" style:font-style-complex="italic"/>
    </style:style>
    <style:style style:name="T16" style:family="text">
      <style:text-properties fo:font-size="12pt" fo:language="cs" fo:country="CZ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Výchozí">
        <draw:custom-shape draw:style-name="gr1" draw:text-style-name="P1" draw:layer="layout" svg:width="18.2cm" svg:height="23.9cm" svg:x="5.8cm" svg:y="2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6cm" svg:x="1.6cm" svg:y="4.7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4.6cm" svg:height="0.947cm" svg:x="1.2cm" svg:y="4.1cm">
          <draw:text-box>
            <text:p text:style-name="P3"><text:span text:style-name="T1">Main update-request queue</text:span></text:p>
          </draw:text-box>
        </draw:frame>
        <draw:custom-shape draw:style-name="gr4" draw:text-style-name="P2" draw:layer="layout" svg:width="3cm" svg:height="0.6cm" svg:x="2cm" svg:y="4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1" draw:id="id1" draw:layer="layout" svg:width="0.4cm" svg:height="0.6cm" svg:x="5cm" svg:y="4.7cm">
          <text:p/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16.2cm" svg:height="0.641cm" svg:x="5.8cm" svg:y="2.4cm">
          <draw:text-box>
            <text:p text:style-name="P5"><text:span text:style-name="T2">Main processing function</text:span><text:span text:style-name="T3"> (r</text:span><text:span text:style-name="T4">uns in parallel in several threads)</text:span></text:p>
          </draw:text-box>
        </draw:frame>
        <draw:custom-shape draw:style-name="gr6" draw:text-style-name="P9" xml:id="id2" draw:id="id2" draw:layer="layout" svg:width="7cm" svg:height="1cm" svg:x="8cm" svg:y="4.5cm">
          <text:p text:style-name="P7"><text:span text:style-name="T5">Get update request from </text:span><text:span text:style-name="T6">main queue</text:span></text:p>
          <text:p text:style-name="P8"><text:span text:style-name="T7">→ </text:span><text:span text:style-name="T7">(entity_id, [requests to process])</text:span></text:p>
          <draw:enhanced-geometry svg:viewBox="0 0 21600 21600" draw:type="rectangle" draw:enhanced-path="M 0 0 L 21600 0 21600 21600 0 21600 0 0 Z N"/>
        </draw:custom-shape>
        <draw:connector draw:style-name="gr7" draw:text-style-name="P10" draw:layer="layout" svg:x1="5.4cm" svg:y1="5cm" svg:x2="8cm" svg:y2="5cm" draw:start-shape="id1" draw:start-glue-point="1" draw:end-shape="id2" draw:end-glue-point="3" svg:d="M5400 5000h2600" svg:viewBox="0 0 2601 1">
          <text:p/>
        </draw:connector>
        <draw:custom-shape draw:style-name="gr8" draw:text-style-name="P11" xml:id="id3" draw:id="id3" draw:layer="layout" svg:width="7cm" svg:height="1.4cm" svg:x="8cm" svg:y="6cm">
          <text:p text:style-name="P7"><text:span text:style-name="T5">Is the entity record already processed</text:span><text:span text:style-name="T5"><text:line-break/></text:span><text:span text:style-name="T5">by another thread?</text:span></text:p>
          <text:p text:style-name="P7"><text:span text:style-name="T7">look into a cache of currently processed records</text:span></text:p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1.7cm" svg:height="1.2cm" svg:x="2.7cm" svg:y="6.1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10" draw:text-style-name="P13" draw:layer="layout" svg:width="4.7cm" svg:height="1.643cm" svg:x="1.2cm" svg:y="7.407cm">
          <draw:text-box>
            <text:p text:style-name="P7"><text:span text:style-name="T5">Local cache of currently</text:span><text:span text:style-name="T5"><text:line-break/></text:span><text:span text:style-name="T5">processed records</text:span><text:span text:style-name="T5"><text:line-break/></text:span><text:span text:style-name="T8">(access guarded by a lock)</text:span></text:p>
          </draw:text-box>
        </draw:frame>
        <draw:connector draw:style-name="gr11" draw:text-style-name="P10" draw:layer="layout" svg:x1="11.5cm" svg:y1="5.5cm" svg:x2="11.5cm" svg:y2="6cm" draw:start-shape="id2" draw:start-glue-point="2" draw:end-shape="id3" draw:end-glue-point="0" svg:d="M11500 5500v500" svg:viewBox="0 0 1 501">
          <text:p/>
        </draw:connector>
        <draw:connector draw:style-name="gr11" draw:text-style-name="P10" draw:layer="layout" svg:x1="19.7cm" svg:y1="7.4cm" svg:x2="19.7cm" svg:y2="8cm" draw:start-shape="id4" draw:start-glue-point="2" svg:d="M19700 7400v600" svg:viewBox="0 0 1 601">
          <text:p/>
        </draw:connector>
        <draw:custom-shape draw:style-name="gr8" draw:text-style-name="P11" xml:id="id4" draw:id="id4" draw:layer="layout" svg:width="7cm" svg:height="1.4cm" svg:x="16.2cm" svg:y="6cm">
          <text:p text:style-name="P7"><text:span text:style-name="T5">Append our </text:span><text:span text:style-name="T6">requests to process</text:span><text:span text:style-name="T5"> to the </text:span><text:span text:style-name="T5"><text:line-break/></text:span><text:span text:style-name="T6">requests to process</text:span><text:span text:style-name="T5"> of the other thread.</text:span><text:span text:style-name="T5"><text:line-break/></text:span><text:span text:style-name="T9">(access to </text:span><text:span text:style-name="T10">updates to process</text:span><text:span text:style-name="T9"> is locked during “apply all </text:span><text:span text:style-name="T9"><text:line-break/></text:span><text:span text:style-name="T9">requests to process” block, so this may need to wait a while)</text:span></text:p>
          <draw:enhanced-geometry svg:viewBox="0 0 21600 21600" draw:type="rectangle" draw:enhanced-path="M 0 0 L 21600 0 21600 21600 0 21600 0 0 Z N"/>
        </draw:custom-shape>
        <draw:connector draw:style-name="gr11" draw:text-style-name="P10" draw:layer="layout" svg:x1="15cm" svg:y1="6.7cm" svg:x2="16.2cm" svg:y2="6.7cm" draw:start-shape="id3" draw:start-glue-point="1" draw:end-shape="id4" svg:d="M15000 6700h1200" svg:viewBox="0 0 1201 1">
          <text:p/>
        </draw:connector>
        <draw:frame draw:style-name="gr12" draw:text-style-name="P14" draw:layer="layout" svg:width="1.189cm" svg:height="0.6cm" svg:x="14.9cm" svg:y="6.1cm">
          <draw:text-box>
            <text:p text:style-name="P7"><text:span text:style-name="T5">Yes</text:span></text:p>
          </draw:text-box>
        </draw:frame>
        <draw:frame draw:style-name="gr12" draw:text-style-name="P14" draw:layer="layout" svg:width="1.189cm" svg:height="0.6cm" svg:x="11.511cm" svg:y="7.4cm">
          <draw:text-box>
            <text:p text:style-name="P7"><text:span text:style-name="T5">No</text:span></text:p>
          </draw:text-box>
        </draw:frame>
        <draw:custom-shape draw:style-name="gr6" draw:text-style-name="P11" xml:id="id5" draw:id="id5" draw:layer="layout" svg:width="7cm" svg:height="1cm" svg:x="8cm" svg:y="8cm">
          <text:p text:style-name="P7"><text:span text:style-name="T5">Load the entity record from DB,</text:span><text:span text:style-name="T5"><text:line-break/></text:span><text:span text:style-name="T5">if it is found there.</text:span></text:p>
          <draw:enhanced-geometry svg:viewBox="0 0 21600 21600" draw:type="rectangle" draw:enhanced-path="M 0 0 L 21600 0 21600 21600 0 21600 0 0 Z N"/>
        </draw:custom-shape>
        <draw:connector draw:style-name="gr11" draw:text-style-name="P10" draw:layer="layout" svg:x1="11.5cm" svg:y1="7.4cm" svg:x2="11.5cm" svg:y2="8cm" draw:start-shape="id3" draw:end-shape="id5" draw:end-glue-point="0" svg:d="M11500 7400v600" svg:viewBox="0 0 1 601">
          <text:p/>
        </draw:connector>
        <draw:custom-shape draw:style-name="gr6" draw:text-style-name="P11" draw:layer="layout" svg:width="7cm" svg:height="1cm" svg:x="10.5cm" svg:y="9.6cm">
          <text:p text:style-name="P7"><text:span text:style-name="T5">Create a new </text:span><text:span text:style-name="T6">record</text:span><text:span text:style-name="T11">.</text:span></text:p>
          <text:p text:style-name="P8"><text:span text:style-name="T7">(empty, only </text:span><text:span text:style-name="T12">ts_added</text:span><text:span text:style-name="T7"> and </text:span><text:span text:style-name="T12">ts_last_update</text:span><text:span text:style-name="T7"> attrs are set)</text:span></text:p>
          <draw:enhanced-geometry svg:viewBox="0 0 21600 21600" draw:type="rectangle" draw:enhanced-path="M 0 0 L 21600 0 21600 21600 0 21600 0 0 Z N"/>
        </draw:custom-shape>
        <draw:connector draw:style-name="gr11" draw:text-style-name="P10" draw:layer="layout" svg:x1="13.5cm" svg:y1="8.993cm" svg:x2="13.5cm" svg:y2="9.593cm" svg:d="M13500 8993v600" svg:viewBox="0 0 1 601">
          <text:p/>
        </draw:connector>
        <draw:frame draw:style-name="gr12" draw:text-style-name="P14" draw:layer="layout" svg:width="2.8cm" svg:height="0.6cm" svg:x="13.6cm" svg:y="9cm">
          <draw:text-box>
            <text:p text:style-name="P15"><text:span text:style-name="T5">Not found</text:span></text:p>
          </draw:text-box>
        </draw:frame>
        <draw:frame draw:style-name="gr12" draw:text-style-name="P14" draw:layer="layout" svg:width="2.8cm" svg:height="0.6cm" svg:x="8.2cm" svg:y="9cm">
          <draw:text-box>
            <text:p text:style-name="P15"><text:span text:style-name="T5">Found</text:span></text:p>
          </draw:text-box>
        </draw:frame>
        <draw:custom-shape draw:style-name="gr6" draw:text-style-name="P11" draw:layer="layout" svg:width="7cm" svg:height="1cm" svg:x="10.5cm" svg:y="11.2cm">
          <text:p text:style-name="P7"><text:span text:style-name="T5">Put a “!NEW” event to </text:span><text:span text:style-name="T6">requests to process</text:span></text:p>
          <text:p text:style-name="P8"><text:span text:style-name="T13">(at the first position)</text:span></text:p>
          <draw:enhanced-geometry svg:viewBox="0 0 21600 21600" draw:type="rectangle" draw:enhanced-path="M 0 0 L 21600 0 21600 21600 0 21600 0 0 Z N"/>
        </draw:custom-shape>
        <draw:custom-shape draw:style-name="gr6" draw:text-style-name="P11" xml:id="id6" draw:id="id6" draw:layer="layout" svg:width="7cm" svg:height="1cm" svg:x="8cm" svg:y="14.6cm">
          <text:p text:style-name="P8"><text:span text:style-name="T5">Store reference to the </text:span><text:span text:style-name="T6">record</text:span><text:span text:style-name="T5"> and </text:span><text:span text:style-name="T5"><text:line-break/></text:span><text:span text:style-name="T6">requests to process </text:span><text:span text:style-name="T5">to the local cache.</text:span></text:p>
          <draw:enhanced-geometry svg:viewBox="0 0 21600 21600" draw:type="rectangle" draw:enhanced-path="M 0 0 L 21600 0 21600 21600 0 21600 0 0 Z N"/>
        </draw:custom-shape>
        <draw:connector draw:style-name="gr11" draw:text-style-name="P10" draw:layer="layout" svg:x1="13.5cm" svg:y1="12.179cm" svg:x2="13.5cm" svg:y2="12.779cm" svg:d="M13500 12179v600" svg:viewBox="0 0 1 601">
          <text:p/>
        </draw:connector>
        <draw:connector draw:style-name="gr11" draw:text-style-name="P10" draw:layer="layout" svg:x1="13.5cm" svg:y1="10.593cm" svg:x2="13.5cm" svg:y2="11.193cm" svg:d="M13500 10593v600" svg:viewBox="0 0 1 601">
          <text:p/>
        </draw:connector>
        <draw:line draw:style-name="gr13" draw:text-style-name="P10" draw:layer="layout" svg:x1="9.5cm" svg:y1="9cm" svg:x2="9.5cm" svg:y2="12.8cm">
          <text:p/>
        </draw:line>
        <draw:connector draw:style-name="gr14" draw:text-style-name="P10" draw:layer="layout" svg:x1="4.488cm" svg:y1="6.977cm" svg:x2="8cm" svg:y2="15.1cm" draw:end-shape="id6" draw:end-glue-point="3" svg:d="M4488 6977h1499v8123h2013" svg:viewBox="0 0 3513 8124">
          <text:p/>
        </draw:connector>
        <draw:frame draw:style-name="gr15" draw:text-style-name="P16" draw:layer="layout" svg:width="2.9cm" svg:height="0.523cm" svg:x="6cm" svg:y="5.5cm">
          <draw:text-box>
            <text:p text:style-name="P15"><text:span text:style-name="T9">Cache lock: lock()</text:span></text:p>
          </draw:text-box>
        </draw:frame>
        <draw:frame draw:style-name="gr15" draw:text-style-name="P16" draw:layer="layout" svg:width="2.9cm" svg:height="0.523cm" svg:x="6cm" svg:y="15.5cm">
          <draw:text-box>
            <text:p text:style-name="P15"><text:span text:style-name="T9">Cache lock: release()</text:span></text:p>
          </draw:text-box>
        </draw:frame>
        <draw:frame draw:style-name="gr15" draw:text-style-name="P16" draw:layer="layout" svg:width="2.9cm" svg:height="0.523cm" svg:x="21.1cm" svg:y="7.477cm">
          <draw:text-box>
            <text:p text:style-name="P15"><text:span text:style-name="T9">Cache lock: release()</text:span></text:p>
          </draw:text-box>
        </draw:frame>
        <draw:custom-shape draw:style-name="gr6" draw:text-style-name="P17" xml:id="id7" draw:id="id7" draw:layer="layout" svg:width="7cm" svg:height="1cm" svg:x="8cm" svg:y="16.4cm">
          <text:p text:style-name="P8"><text:span text:style-name="T5">Apply all </text:span><text:span text:style-name="T6">requests to process</text:span><text:span text:style-name="T11"> to the </text:span><text:span text:style-name="T6">record.</text:span></text:p>
          <draw:enhanced-geometry svg:viewBox="0 0 21600 21600" draw:type="rectangle" draw:enhanced-path="M 0 0 L 21600 0 21600 21600 0 21600 0 0 Z N"/>
        </draw:custom-shape>
        <draw:connector draw:style-name="gr11" draw:text-style-name="P10" xml:id="id9" draw:id="id9" draw:layer="layout" svg:x1="11.5cm" svg:y1="15.6cm" svg:x2="11.5cm" svg:y2="16.4cm" draw:end-shape="id7" draw:end-glue-point="0" svg:d="M11500 15600v800" svg:viewBox="0 0 1 801">
          <text:p/>
        </draw:connector>
        <draw:custom-shape draw:style-name="gr6" draw:text-style-name="P17" xml:id="id8" draw:id="id8" draw:layer="layout" svg:width="7cm" svg:height="1cm" svg:x="8cm" svg:y="24.3cm">
          <text:p text:style-name="P8"><text:span text:style-name="T5">Append update requests returned from the</text:span></text:p>
          <text:p text:style-name="P8"><text:span text:style-name="T5">handler functions to </text:span><text:span text:style-name="T6">requests to process</text:span><text:span text:style-name="T11">.</text:span></text:p>
          <draw:enhanced-geometry svg:viewBox="0 0 21600 21600" draw:type="rectangle" draw:enhanced-path="M 0 0 L 21600 0 21600 21600 0 21600 0 0 Z N"/>
        </draw:custom-shape>
        <draw:connector draw:style-name="gr11" draw:text-style-name="P10" draw:layer="layout" svg:x1="11.5cm" svg:y1="17.4cm" svg:x2="11.5cm" svg:y2="18cm" svg:d="M11500 17400v600" svg:viewBox="0 0 1 601">
          <text:p/>
        </draw:connector>
        <draw:connector draw:style-name="gr11" draw:text-style-name="P10" draw:layer="layout" svg:x1="11.5cm" svg:y1="23.7cm" svg:x2="11.5cm" svg:y2="24.3cm" svg:d="M11500 23700v600" svg:viewBox="0 0 1 601">
          <text:p/>
        </draw:connector>
        <draw:connector draw:style-name="gr16" draw:text-style-name="P10" draw:layer="layout" draw:line-skew="0cm -8.314cm" svg:x1="11.5cm" svg:y1="25.3cm" svg:x2="11.5cm" svg:y2="16cm" draw:start-shape="id8" draw:start-glue-point="2" draw:end-shape="id9" draw:end-glue-point="0" svg:d="M11500 25300v514h-4300v-9814h4300" svg:viewBox="0 0 4301 9815">
          <text:p/>
        </draw:connector>
        <draw:custom-shape draw:style-name="gr6" draw:text-style-name="P17" draw:layer="layout" svg:width="7cm" svg:height="1cm" svg:x="8cm" svg:y="19.8cm">
          <text:p text:style-name="P8"><text:span text:style-name="T5">Are there any pending calls in </text:span><text:span text:style-name="T6">call queue</text:span><text:span text:style-name="T5">?</text:span></text:p>
          <draw:enhanced-geometry svg:viewBox="0 0 21600 21600" draw:type="rectangle" draw:enhanced-path="M 0 0 L 21600 0 21600 21600 0 21600 0 0 Z N"/>
        </draw:custom-shape>
        <draw:connector draw:style-name="gr11" draw:text-style-name="P10" draw:layer="layout" svg:x1="11.5cm" svg:y1="20.8cm" svg:x2="11.5cm" svg:y2="21.4cm" svg:d="M11500 20800v600" svg:viewBox="0 0 1 601">
          <text:p/>
        </draw:connector>
        <draw:frame draw:style-name="gr12" draw:text-style-name="P14" draw:layer="layout" svg:width="1.189cm" svg:height="0.6cm" svg:x="11.5cm" svg:y="20.8cm">
          <draw:text-box>
            <text:p text:style-name="P7"><text:span text:style-name="T5">Yes</text:span></text:p>
          </draw:text-box>
        </draw:frame>
        <draw:frame draw:style-name="gr12" draw:text-style-name="P14" draw:layer="layout" svg:width="1.189cm" svg:height="0.6cm" svg:x="14.911cm" svg:y="19.7cm">
          <draw:text-box>
            <text:p text:style-name="P7"><text:span text:style-name="T5">No</text:span></text:p>
          </draw:text-box>
        </draw:frame>
        <draw:connector draw:style-name="gr11" draw:text-style-name="P10" draw:layer="layout" svg:x1="19.7cm" svg:y1="20.8cm" svg:x2="19.7cm" svg:y2="21.4cm" draw:start-shape="id10" draw:start-glue-point="2" svg:d="M19700 20800v600" svg:viewBox="0 0 1 601">
          <text:p/>
        </draw:connector>
        <draw:custom-shape draw:style-name="gr6" draw:text-style-name="P11" xml:id="id10" draw:id="id10" draw:layer="layout" svg:width="7cm" svg:height="1cm" svg:x="16.2cm" svg:y="19.8cm">
          <text:p text:style-name="P7"><text:span text:style-name="T14">Store the </text:span><text:span text:style-name="T15">record</text:span><text:span text:style-name="T14"> to DB</text:span></text:p>
          <draw:enhanced-geometry svg:viewBox="0 0 21600 21600" draw:type="rectangle" draw:enhanced-path="M 0 0 L 21600 0 21600 21600 0 21600 0 0 Z N"/>
        </draw:custom-shape>
        <draw:connector draw:style-name="gr11" draw:text-style-name="P10" draw:layer="layout" svg:x1="15cm" svg:y1="20.3cm" svg:x2="16.2cm" svg:y2="20.3cm" svg:d="M15000 20300h1200" svg:viewBox="0 0 1201 1">
          <text:p/>
        </draw:connector>
        <draw:line draw:style-name="gr17" draw:text-style-name="P10" draw:layer="layout" svg:x1="8cm" svg:y1="6.7cm" svg:x2="4.5cm" svg:y2="6.7cm">
          <text:p/>
        </draw:line>
        <draw:connector draw:style-name="gr11" draw:text-style-name="P10" draw:layer="layout" svg:x1="11.5cm" svg:y1="4cm" svg:x2="11.5cm" svg:y2="4.5cm" svg:d="M11500 4000v500" svg:viewBox="0 0 1 501">
          <text:p/>
        </draw:connector>
        <draw:custom-shape draw:style-name="gr18" draw:text-style-name="P18" draw:layer="layout" svg:width="3.4cm" svg:height="0.6cm" svg:x="9.8cm" svg:y="3.4cm">
          <text:p text:style-name="P3"><text:span text:style-name="T14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8" draw:layer="layout" svg:width="3.4cm" svg:height="0.6cm" svg:x="18cm" svg:y="8cm">
          <text:p text:style-name="P3"><text:span text:style-name="T14">En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8" draw:layer="layout" svg:width="3.4cm" svg:height="0.6cm" svg:x="18cm" svg:y="21.4cm">
          <text:p text:style-name="P3"><text:span text:style-name="T14">En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19" draw:layer="layout" svg:width="23cm" svg:height="0.721cm" svg:x="1.3cm" svg:y="1.1cm">
          <draw:text-box>
            <text:p text:style-name="P3"><text:span text:style-name="T16">Update manager</text:span></text:p>
          </draw:text-box>
        </draw:frame>
        <draw:custom-shape draw:style-name="gr20" draw:text-style-name="P1" draw:layer="layout" svg:width="23.5cm" svg:height="24.9cm" svg:x="1.1cm" svg:y="1.9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7" draw:layer="layout" svg:width="7cm" svg:height="1.2cm" svg:x="8cm" svg:y="12.8cm">
          <text:p text:style-name="P8"><text:span text:style-name="T5">Are there any </text:span><text:span text:style-name="T6">requests to process</text:span><text:span text:style-name="T11">?</text:span></text:p>
          <text:p text:style-name="P20"><text:span text:style-name="T7">(quickly end processing if record alredy exists and</text:span><text:span text:style-name="T7"><text:line-break/></text:span><text:span text:style-name="T7">no updates were actually requested)</text:span></text:p>
          <draw:enhanced-geometry svg:viewBox="0 0 21600 21600" draw:type="rectangle" draw:enhanced-path="M 0 0 L 21600 0 21600 21600 0 21600 0 0 Z N"/>
        </draw:custom-shape>
        <draw:connector draw:style-name="gr11" draw:text-style-name="P10" draw:layer="layout" svg:x1="11.5cm" svg:y1="14cm" svg:x2="11.5cm" svg:y2="14.6cm" svg:d="M11500 14000v600" svg:viewBox="0 0 1 601">
          <text:p/>
        </draw:connector>
        <draw:frame draw:style-name="gr12" draw:text-style-name="P14" draw:layer="layout" svg:width="1.189cm" svg:height="0.6cm" svg:x="11.5cm" svg:y="14cm">
          <draw:text-box>
            <text:p text:style-name="P7"><text:span text:style-name="T5">Yes</text:span></text:p>
          </draw:text-box>
        </draw:frame>
        <draw:frame draw:style-name="gr12" draw:text-style-name="P14" draw:layer="layout" svg:width="1.189cm" svg:height="0.6cm" svg:x="14.9cm" svg:y="12.886cm">
          <draw:text-box>
            <text:p text:style-name="P7"><text:span text:style-name="T5">No</text:span></text:p>
          </draw:text-box>
        </draw:frame>
        <draw:connector draw:style-name="gr11" draw:text-style-name="P10" draw:layer="layout" svg:x1="15cm" svg:y1="13.486cm" svg:x2="16.2cm" svg:y2="13.486cm" svg:d="M15000 13486h1200" svg:viewBox="0 0 1201 1">
          <text:p/>
        </draw:connector>
        <draw:custom-shape draw:style-name="gr18" draw:text-style-name="P18" draw:layer="layout" svg:width="3.4cm" svg:height="0.6cm" svg:x="16.2cm" svg:y="13.2cm">
          <text:p text:style-name="P3"><text:span text:style-name="T14">En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7" draw:layer="layout" svg:width="7cm" svg:height="2.3cm" svg:x="8cm" svg:y="21.4cm">
          <text:p text:style-name="P8"><text:span text:style-name="T5">Call all the functions in </text:span><text:span text:style-name="T6">call queue</text:span><text:span text:style-name="T5">,</text:span><text:span text:style-name="T5"><text:line-break/></text:span><text:span text:style-name="T7">except those that depend on an attribute/event that may </text:span><text:span text:style-name="T7"><text:line-break/></text:span><text:span text:style-name="T7">be changed/triggered by other consequent updates.</text:span></text:p>
          <text:p text:style-name="P8"><text:span text:style-name="T7">(An analysis of the whole potential update cascade, utilizing</text:span><text:span text:style-name="T7"><text:line-break/></text:span><text:span text:style-name="T7">the </text:span><text:span text:style-name="T12">may_change</text:span><text:span text:style-name="T7"> parameter of the </text:span><text:span text:style-name="T12">register_handler</text:span><text:span text:style-name="T7">()</text:span><text:span text:style-name="T7"><text:line-break/></text:span><text:span text:style-name="T7">function, is performed)</text:span></text:p>
          <draw:enhanced-geometry svg:viewBox="0 0 21600 21600" draw:type="rectangle" draw:enhanced-path="M 0 0 L 21600 0 21600 21600 0 21600 0 0 Z N"/>
        </draw:custom-shape>
        <draw:custom-shape draw:style-name="gr21" draw:text-style-name="P17" draw:layer="layout" svg:width="7cm" svg:height="1.2cm" svg:x="8cm" svg:y="18cm">
          <text:p text:style-name="P8"><text:span text:style-name="T5">Add all handler functions registered on</text:span><text:span text:style-name="T5"><text:line-break/></text:span><text:span text:style-name="T5">attribute changes or events just triggered</text:span><text:span text:style-name="T5"><text:line-break/></text:span><text:span text:style-name="T5">to </text:span><text:span text:style-name="T6">call queue</text:span><text:span text:style-name="T11">.</text:span></text:p>
          <draw:enhanced-geometry svg:viewBox="0 0 21600 21600" draw:type="rectangle" draw:enhanced-path="M 0 0 L 21600 0 21600 21600 0 21600 0 0 Z N"/>
        </draw:custom-shape>
        <draw:connector draw:style-name="gr11" draw:text-style-name="P10" draw:layer="layout" svg:x1="11.5cm" svg:y1="19.193cm" svg:x2="11.5cm" svg:y2="19.793cm" svg:d="M11500 19193v600" svg:viewBox="0 0 1 601">
          <text:p/>
        </draw:connector>
        <draw:frame draw:style-name="gr15" draw:text-style-name="P16" draw:layer="layout" svg:width="2.9cm" svg:height="0.523cm" svg:x="15.1cm" svg:y="13.777cm">
          <draw:text-box>
            <text:p text:style-name="P15"><text:span text:style-name="T9">Cache lock: release()</text:span></text:p>
          </draw:text-box>
        </draw:frame>
      </draw:page>
      <draw:page draw:name="page2" draw:style-name="dp1" draw:master-page-name="Výchozí">
        <draw:custom-shape draw:style-name="gr23" draw:text-style-name="P2" draw:layer="layout" svg:width="0.4cm" svg:height="0.6cm" svg:x="1.6cm" svg:y="4.709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4.6cm" svg:height="0.947cm" svg:x="1.2cm" svg:y="4.109cm">
          <draw:text-box>
            <text:p text:style-name="P3"><text:span text:style-name="T1">Main update-request queue</text:span></text:p>
          </draw:text-box>
        </draw:frame>
        <draw:custom-shape draw:style-name="gr24" draw:text-style-name="P2" draw:layer="layout" svg:width="3cm" svg:height="0.6cm" svg:x="2cm" svg:y="4.709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2" xml:id="id11" draw:id="id11" draw:layer="layout" svg:width="0.4cm" svg:height="0.6cm" svg:x="5cm" svg:y="4.709cm">
          <text:p/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16.2cm" svg:height="0.641cm" svg:x="5.8cm" svg:y="2.409cm">
          <draw:text-box>
            <text:p text:style-name="P5"><text:span text:style-name="T2">Main processing function</text:span><text:span text:style-name="T3"> (r</text:span><text:span text:style-name="T4">uns in parallel in several threads)</text:span></text:p>
          </draw:text-box>
        </draw:frame>
        <draw:custom-shape draw:style-name="gr6" draw:text-style-name="P11" xml:id="id12" draw:id="id12" draw:layer="layout" svg:width="7cm" svg:height="1cm" svg:x="8cm" svg:y="4.509cm">
          <text:p text:style-name="P7"><text:span text:style-name="T5">Get update request from </text:span><text:span text:style-name="T6">main queue</text:span></text:p>
          <text:p text:style-name="P8"><text:span text:style-name="T7">→ </text:span><text:span text:style-name="T7">(entity_id, [requests to process])</text:span></text:p>
          <draw:enhanced-geometry svg:viewBox="0 0 21600 21600" draw:type="rectangle" draw:enhanced-path="M 0 0 L 21600 0 21600 21600 0 21600 0 0 Z N"/>
        </draw:custom-shape>
        <draw:connector draw:style-name="gr7" draw:text-style-name="P10" draw:layer="layout" svg:x1="5.4cm" svg:y1="5.009cm" svg:x2="8cm" svg:y2="5.009cm" draw:start-shape="id11" draw:start-glue-point="1" draw:end-shape="id12" draw:end-glue-point="3" svg:d="M5400 5009h2600" svg:viewBox="0 0 2601 1">
          <text:p/>
        </draw:connector>
        <draw:custom-shape draw:style-name="gr25" draw:text-style-name="P12" draw:layer="layout" svg:width="1.7cm" svg:height="1.2cm" svg:x="2.7cm" svg:y="6.109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10" draw:text-style-name="P13" draw:layer="layout" svg:width="4.7cm" svg:height="1.643cm" svg:x="1.2cm" svg:y="7.416cm">
          <draw:text-box>
            <text:p text:style-name="P7"><text:span text:style-name="T5">Local cache of currently</text:span><text:span text:style-name="T5"><text:line-break/></text:span><text:span text:style-name="T5">processed records</text:span></text:p>
          </draw:text-box>
        </draw:frame>
        <draw:connector draw:style-name="gr11" draw:text-style-name="P10" draw:layer="layout" svg:x1="11.5cm" svg:y1="5.509cm" svg:x2="11.5cm" svg:y2="6.009cm" draw:start-shape="id12" draw:start-glue-point="2" svg:d="M11500 5509v500" svg:viewBox="0 0 1 501">
          <text:p/>
        </draw:connector>
        <draw:custom-shape draw:style-name="gr6" draw:text-style-name="P11" draw:layer="layout" svg:width="7cm" svg:height="1cm" svg:x="8cm" svg:y="6.009cm">
          <text:p text:style-name="P7"><text:span text:style-name="T5">Load the entity record from DB,</text:span><text:span text:style-name="T5"><text:line-break/></text:span><text:span text:style-name="T5">if it is found there.</text:span></text:p>
          <draw:enhanced-geometry svg:viewBox="0 0 21600 21600" draw:type="rectangle" draw:enhanced-path="M 0 0 L 21600 0 21600 21600 0 21600 0 0 Z N"/>
        </draw:custom-shape>
        <draw:custom-shape draw:style-name="gr6" draw:text-style-name="P11" draw:layer="layout" svg:width="7cm" svg:height="1cm" svg:x="10.5cm" svg:y="7.609cm">
          <text:p text:style-name="P7"><text:span text:style-name="T5">Create a new </text:span><text:span text:style-name="T6">record</text:span><text:span text:style-name="T5">.</text:span></text:p>
          <text:p text:style-name="P8"><text:span text:style-name="T7">(empty, only </text:span><text:span text:style-name="T12">ts_added</text:span><text:span text:style-name="T7"> and </text:span><text:span text:style-name="T12">ts_last_update</text:span><text:span text:style-name="T7"> attrs are set)</text:span></text:p>
          <draw:enhanced-geometry svg:viewBox="0 0 21600 21600" draw:type="rectangle" draw:enhanced-path="M 0 0 L 21600 0 21600 21600 0 21600 0 0 Z N"/>
        </draw:custom-shape>
        <draw:connector draw:style-name="gr11" draw:text-style-name="P10" draw:layer="layout" svg:x1="13.5cm" svg:y1="7.002cm" svg:x2="13.5cm" svg:y2="7.602cm" svg:d="M13500 7002v600" svg:viewBox="0 0 1 601">
          <text:p/>
        </draw:connector>
        <draw:frame draw:style-name="gr12" draw:text-style-name="P14" draw:layer="layout" svg:width="2.8cm" svg:height="0.6cm" svg:x="13.6cm" svg:y="7.009cm">
          <draw:text-box>
            <text:p text:style-name="P15"><text:span text:style-name="T5">Not found</text:span></text:p>
          </draw:text-box>
        </draw:frame>
        <draw:frame draw:style-name="gr12" draw:text-style-name="P14" draw:layer="layout" svg:width="2.8cm" svg:height="0.6cm" svg:x="8.2cm" svg:y="7.009cm">
          <draw:text-box>
            <text:p text:style-name="P15"><text:span text:style-name="T5">Found</text:span></text:p>
          </draw:text-box>
        </draw:frame>
        <draw:custom-shape draw:style-name="gr6" draw:text-style-name="P11" draw:layer="layout" svg:width="7cm" svg:height="1cm" svg:x="10.5cm" svg:y="9.209cm">
          <text:p text:style-name="P7"><text:span text:style-name="T5">Put a “!NEW” event to </text:span><text:span text:style-name="T6">requests to process</text:span></text:p>
          <text:p text:style-name="P8"><text:span text:style-name="T13">(at the first position)</text:span></text:p>
          <draw:enhanced-geometry svg:viewBox="0 0 21600 21600" draw:type="rectangle" draw:enhanced-path="M 0 0 L 21600 0 21600 21600 0 21600 0 0 Z N"/>
        </draw:custom-shape>
        <draw:connector draw:style-name="gr11" draw:text-style-name="P10" draw:layer="layout" svg:x1="13.5cm" svg:y1="8.602cm" svg:x2="13.5cm" svg:y2="9.202cm" svg:d="M13500 8602v600" svg:viewBox="0 0 1 601">
          <text:p/>
        </draw:connector>
        <draw:line draw:style-name="gr13" draw:text-style-name="P10" draw:layer="layout" svg:x1="9.5cm" svg:y1="7.009cm" svg:x2="9.5cm" svg:y2="11cm">
          <text:p/>
        </draw:line>
        <draw:custom-shape draw:style-name="gr6" draw:text-style-name="P17" draw:layer="layout" svg:width="7cm" svg:height="1cm" svg:x="8cm" svg:y="11.009cm">
          <text:p text:style-name="P8"><text:span text:style-name="T5">Apply all </text:span><text:span text:style-name="T6">requests to process</text:span><text:span text:style-name="T11"> to the </text:span><text:span text:style-name="T6">record.</text:span></text:p>
          <draw:enhanced-geometry svg:viewBox="0 0 21600 21600" draw:type="rectangle" draw:enhanced-path="M 0 0 L 21600 0 21600 21600 0 21600 0 0 Z N"/>
        </draw:custom-shape>
        <draw:custom-shape draw:style-name="gr6" draw:text-style-name="P17" xml:id="id14" draw:id="id14" draw:layer="layout" svg:width="7cm" svg:height="1cm" svg:x="8cm" svg:y="15.809cm">
          <text:p text:style-name="P8"><text:span text:style-name="T5">Append update requests returned from the</text:span></text:p>
          <text:p text:style-name="P8"><text:span text:style-name="T5">handler functions to </text:span><text:span text:style-name="T6">requests to process</text:span><text:span text:style-name="T11">.</text:span></text:p>
          <draw:enhanced-geometry svg:viewBox="0 0 21600 21600" draw:type="rectangle" draw:enhanced-path="M 0 0 L 21600 0 21600 21600 0 21600 0 0 Z N"/>
        </draw:custom-shape>
        <draw:connector draw:style-name="gr11" draw:text-style-name="P10" draw:layer="layout" svg:x1="11.5cm" svg:y1="12.009cm" svg:x2="11.5cm" svg:y2="12.609cm" svg:d="M11500 12009v600" svg:viewBox="0 0 1 601">
          <text:p/>
        </draw:connector>
        <draw:connector draw:style-name="gr11" draw:text-style-name="P10" draw:layer="layout" svg:x1="11.5cm" svg:y1="15.209cm" svg:x2="11.5cm" svg:y2="15.809cm" svg:d="M11500 15209v600" svg:viewBox="0 0 1 601">
          <text:p/>
        </draw:connector>
        <draw:custom-shape draw:style-name="gr6" draw:text-style-name="P17" draw:layer="layout" svg:width="7cm" svg:height="1cm" svg:x="8cm" svg:y="12.609cm">
          <text:p text:style-name="P8"><text:span text:style-name="T5">Are there any handler functions registered on</text:span><text:span text:style-name="T5"><text:line-break/></text:span><text:span text:style-name="T5">attribute changes or events just triggered?</text:span></text:p>
          <draw:enhanced-geometry svg:viewBox="0 0 21600 21600" draw:type="rectangle" draw:enhanced-path="M 0 0 L 21600 0 21600 21600 0 21600 0 0 Z N"/>
        </draw:custom-shape>
        <draw:connector draw:style-name="gr11" draw:text-style-name="P10" draw:layer="layout" svg:x1="11.5cm" svg:y1="13.609cm" svg:x2="11.5cm" svg:y2="14.209cm" svg:d="M11500 13609v600" svg:viewBox="0 0 1 601">
          <text:p/>
        </draw:connector>
        <draw:frame draw:style-name="gr12" draw:text-style-name="P14" draw:layer="layout" svg:width="1.189cm" svg:height="0.6cm" svg:x="11.5cm" svg:y="13.609cm">
          <draw:text-box>
            <text:p text:style-name="P7"><text:span text:style-name="T5">Yes</text:span></text:p>
          </draw:text-box>
        </draw:frame>
        <draw:frame draw:style-name="gr12" draw:text-style-name="P14" draw:layer="layout" svg:width="1.189cm" svg:height="0.6cm" svg:x="14.911cm" svg:y="12.509cm">
          <draw:text-box>
            <text:p text:style-name="P7"><text:span text:style-name="T5">No</text:span></text:p>
          </draw:text-box>
        </draw:frame>
        <draw:connector draw:style-name="gr11" draw:text-style-name="P10" draw:layer="layout" svg:x1="19.7cm" svg:y1="13.609cm" svg:x2="19.7cm" svg:y2="14.209cm" draw:start-shape="id13" draw:start-glue-point="2" svg:d="M19700 13609v600" svg:viewBox="0 0 1 601">
          <text:p/>
        </draw:connector>
        <draw:custom-shape draw:style-name="gr6" draw:text-style-name="P11" xml:id="id13" draw:id="id13" draw:layer="layout" svg:width="7cm" svg:height="1cm" svg:x="16.2cm" svg:y="12.609cm">
          <text:p text:style-name="P7"><text:span text:style-name="T14">Store the </text:span><text:span text:style-name="T15">record</text:span><text:span text:style-name="T14"> to DB</text:span></text:p>
          <draw:enhanced-geometry svg:viewBox="0 0 21600 21600" draw:type="rectangle" draw:enhanced-path="M 0 0 L 21600 0 21600 21600 0 21600 0 0 Z N"/>
        </draw:custom-shape>
        <draw:connector draw:style-name="gr11" draw:text-style-name="P10" draw:layer="layout" svg:x1="15cm" svg:y1="13.109cm" svg:x2="16.2cm" svg:y2="13.109cm" svg:d="M15000 13109h1200" svg:viewBox="0 0 1201 1">
          <text:p/>
        </draw:connector>
        <draw:connector draw:style-name="gr11" draw:text-style-name="P10" draw:layer="layout" svg:x1="11.5cm" svg:y1="4.009cm" svg:x2="11.5cm" svg:y2="4.509cm" svg:d="M11500 4009v500" svg:viewBox="0 0 1 501">
          <text:p/>
        </draw:connector>
        <draw:custom-shape draw:style-name="gr18" draw:text-style-name="P18" draw:layer="layout" svg:width="3.4cm" svg:height="0.6cm" svg:x="9.8cm" svg:y="3.409cm">
          <text:p text:style-name="P3"><text:span text:style-name="T14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8" draw:layer="layout" svg:width="3.4cm" svg:height="0.6cm" svg:x="18cm" svg:y="14.209cm">
          <text:p text:style-name="P3"><text:span text:style-name="T14">En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19" draw:layer="layout" svg:width="23cm" svg:height="0.721cm" svg:x="1.3cm" svg:y="1.109cm">
          <draw:text-box>
            <text:p text:style-name="P3"><text:span text:style-name="T16">Update manager</text:span></text:p>
          </draw:text-box>
        </draw:frame>
        <draw:custom-shape draw:style-name="gr26" draw:text-style-name="P1" draw:layer="layout" svg:width="23.5cm" svg:height="16.791cm" svg:x="1.1cm" svg:y="1.90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7" draw:layer="layout" svg:width="7cm" svg:height="1cm" svg:x="8cm" svg:y="14.2cm">
          <text:p text:style-name="P8"><text:span text:style-name="T5">Call all the handler functions.</text:span></text:p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18.2cm" svg:height="15.7cm" svg:x="5.8cm" svg:y="2.3cm">
          <text:p/>
          <draw:enhanced-geometry svg:viewBox="0 0 21600 21600" draw:type="rectangle" draw:enhanced-path="M 0 0 L 21600 0 21600 21600 0 21600 0 0 Z N"/>
        </draw:custom-shape>
        <draw:connector draw:style-name="gr16" draw:text-style-name="P10" draw:layer="layout" draw:line-skew="0cm -0.386cm" svg:x1="11.5cm" svg:y1="16.809cm" svg:x2="8.8cm" svg:y2="10.393cm" draw:start-shape="id14" draw:start-glue-point="2" draw:end-shape="id15" draw:end-glue-point="0" svg:d="M11500 16809v514h-4400v-6930h1700" svg:viewBox="0 0 4401 6931">
          <text:p/>
        </draw:connector>
        <draw:line draw:style-name="gr13" draw:text-style-name="P10" draw:layer="layout" svg:x1="13.5cm" svg:y1="10.2cm" svg:x2="13.5cm" svg:y2="11cm">
          <text:p/>
        </draw:line>
        <draw:line draw:style-name="gr13" draw:text-style-name="P10" xml:id="id15" draw:id="id15" draw:layer="layout" svg:x1="8.8cm" svg:y1="10.393cm" svg:x2="8.8cm" svg:y2="10.99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8cm" fo:page-height="2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Výchozí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22T17:39:46.169000000</meta:creation-date>
    <dc:date>2017-08-23T13:18:26.434000000</dc:date>
    <meta:editing-duration>PT15H40M48S</meta:editing-duration>
    <meta:editing-cycles>16</meta:editing-cycles>
    <meta:generator>LibreOffice/5.3.4.2$Windows_X86_64 LibreOffice_project/f82d347ccc0be322489bf7da61d7e4ad13fe2ff3</meta:generator>
    <meta:document-statistic meta:object-count="101"/>
  </office:meta>
</office:document-meta>
</file>